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etour (90)</text:p>
          </table:table-cell>
          <table:table-cell office:value-type="string">
            <text:p>Coinche (119)</text:p>
          </table:table-cell>
          <table:table-cell office:value-type="string">
            <text:p>Accepter (69)</text:p>
          </table:table-cell>
        </table:table-row>
        <table:table-row table:style-name="ro1">
          <table:table-cell office:value-type="string">
            <text:p>Retour</text:p>
          </table:table-cell>
          <table:table-cell office:value-type="string">
            <text:p>73 (81,1%)</text:p>
          </table:table-cell>
          <table:table-cell office:value-type="string">
            <text:p>10 (8,4%)</text:p>
          </table:table-cell>
          <table:table-cell office:value-type="string">
            <text:p>0 (0%)</text:p>
          </table:table-cell>
        </table:table-row>
        <table:table-row table:style-name="ro1">
          <table:table-cell office:value-type="string">
            <text:p>Coinche</text:p>
          </table:table-cell>
          <table:table-cell office:value-type="string">
            <text:p>1 (1,1%)</text:p>
          </table:table-cell>
          <table:table-cell office:value-type="string">
            <text:p>57 (47,9%)</text:p>
          </table:table-cell>
          <table:table-cell office:value-type="string">
            <text:p>1 (1,4%)</text:p>
          </table:table-cell>
        </table:table-row>
        <table:table-row table:style-name="ro1">
          <table:table-cell office:value-type="string">
            <text:p>Accepter</text:p>
          </table:table-cell>
          <table:table-cell office:value-type="string">
            <text:p>7 (7,8%)</text:p>
          </table:table-cell>
          <table:table-cell office:value-type="string">
            <text:p>11 (9,2%)</text:p>
          </table:table-cell>
          <table:table-cell office:value-type="string">
            <text:p>65 (94,2%)</text:p>
          </table:table-cell>
        </table:table-row>
        <table:table-row table:style-name="ro1">
          <table:table-cell office:value-type="string">
            <text:p>Rien</text:p>
          </table:table-cell>
          <table:table-cell office:value-type="string">
            <text:p>9 (10%)</text:p>
          </table:table-cell>
          <table:table-cell office:value-type="string">
            <text:p>40 (33,6%)</text:p>
          </table:table-cell>
          <table:table-cell office:value-type="string">
            <text:p>3 (4,3%)</text:p>
          </table:table-cell>
        </table:table-row>
        <table:table-row table:style-name="ro1">
          <table:table-cell office:value-type="string">
            <text:p>Passer</text:p>
          </table:table-cell>
          <table:table-cell office:value-type="string">
            <text:p>0 (0%)</text:p>
          </table:table-cell>
          <table:table-cell office:value-type="string">
            <text:p>1 (0,8%)</text:p>
          </table:table-cell>
          <table:table-cell office:value-type="string">
            <text:p>0 (0%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8/03/2014</text:date>, <text:time>18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44S</meta:editing-duration>
    <meta:editing-cycles>4</meta:editing-cycles>
    <meta:generator>OpenOffice/4.0.0$Win32 OpenOffice.org_project/400m3$Build-9702</meta:generator>
    <dc:date>2014-03-08T18:07:26.69</dc:date>
    <dc:creator>Benjamin </dc:creator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